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3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3">
      <style:table-cell-properties style:vertical-align="middle" fo:wrap-option="wrap"/>
    </style:style>
    <style:style style:name="ce6" style:family="table-cell" style:parent-style-name="Default" style:data-style-name="N14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1.92263888888889cm" style:use-optimal-column-width="true"/>
    </style:style>
    <style:style style:name="co4" style:family="table-column">
      <style:table-column-properties fo:break-before="auto" style:column-width="1.34055555555556cm" style:use-optimal-column-width="true"/>
    </style:style>
    <style:style style:name="co5" style:family="table-column">
      <style:table-column-properties fo:break-before="auto" style:column-width="1.07597222222222cm" style:use-optimal-column-width="true"/>
    </style:style>
    <style:style style:name="co6" style:family="table-column">
      <style:table-column-properties fo:break-before="auto" style:column-width="1.72861111111111cm" style:use-optimal-column-width="true"/>
    </style:style>
    <style:style style:name="co7" style:family="table-column">
      <style:table-column-properties fo:break-before="auto" style:column-width="1.14652777777778cm" style:use-optimal-column-width="true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STATE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Votes (1)</text:p>
          </table:table-cell>
          <table:table-cell office:value-type="string" table:style-name="ce3">
            <text:p>Percent Democrat</text:p>
          </table:table-cell>
          <table:table-cell office:value-type="string" table:style-name="ce2">
            <text:p>EV (1)</text:p>
          </table:table-cell>
          <table:table-cell office:value-type="string" table:style-name="ce2">
            <text:p>Votes (2)</text:p>
          </table:table-cell>
          <table:table-cell office:value-type="string" table:style-name="ce3">
            <text:p>Percent Republican</text:p>
          </table:table-cell>
          <table:table-cell office:value-type="string" table:style-name="ce2">
            <text:p>EV (2)</text:p>
          </table:table-cell>
          <table:table-cell office:value-type="string" table:style-name="ce2">
            <text:p>Votes (3)</text:p>
          </table:table-cell>
          <table:table-cell office:value-type="string" table:style-name="ce3">
            <text:p>Percent Other</text:p>
          </table:table-cell>
          <table:table-cell office:value-type="string" table:style-name="ce2">
            <text:p>EV (3)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labama</text:p>
          </table:table-cell>
          <table:table-cell office:value-type="float" office:value="2323282" table:style-name="ce5">
            <text:p>2,323,282</text:p>
          </table:table-cell>
          <table:table-cell office:value-type="float" office:value="849624" table:style-name="ce5">
            <text:p>849,624</text:p>
          </table:table-cell>
          <table:table-cell office:value-type="percentage" office:value="0.36570000000000003" table:style-name="ce6">
            <text:p>36.57%</text:p>
          </table:table-cell>
          <table:table-cell table:style-name="ce4"/>
          <table:table-cell office:value-type="float" office:value="1441170" table:style-name="ce5">
            <text:p>1,441,170</text:p>
          </table:table-cell>
          <table:table-cell office:value-type="percentage" office:value="0.62029999999999996" table:style-name="ce6">
            <text:p>62.03%</text:p>
          </table:table-cell>
          <table:table-cell office:value-type="float" office:value="9" table:style-name="ce4">
            <text:p>9</text:p>
          </table:table-cell>
          <table:table-cell office:value-type="float" office:value="32488" table:style-name="ce5">
            <text:p>32,488</text:p>
          </table:table-cell>
          <table:table-cell office:value-type="percentage" office:value="1.4E-2" table:style-name="ce6">
            <text:p>1.4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Alaska</text:p>
          </table:table-cell>
          <table:table-cell office:value-type="float" office:value="359530" table:style-name="ce5">
            <text:p>359,530</text:p>
          </table:table-cell>
          <table:table-cell office:value-type="float" office:value="153778" table:style-name="ce5">
            <text:p>153,778</text:p>
          </table:table-cell>
          <table:table-cell office:value-type="percentage" office:value="0.42770000000000002" table:style-name="ce6">
            <text:p>42.77%</text:p>
          </table:table-cell>
          <table:table-cell table:style-name="ce4"/>
          <table:table-cell office:value-type="float" office:value="189951" table:style-name="ce5">
            <text:p>189,951</text:p>
          </table:table-cell>
          <table:table-cell office:value-type="percentage" office:value="0.52829999999999999" table:style-name="ce6">
            <text:p>52.83%</text:p>
          </table:table-cell>
          <table:table-cell office:value-type="float" office:value="3" table:style-name="ce4">
            <text:p>3</text:p>
          </table:table-cell>
          <table:table-cell office:value-type="float" office:value="15801" table:style-name="ce5">
            <text:p>15,801</text:p>
          </table:table-cell>
          <table:table-cell office:value-type="percentage" office:value="4.3900000000000002E-2" table:style-name="ce6">
            <text:p>4.39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Arizona</text:p>
          </table:table-cell>
          <table:table-cell office:value-type="float" office:value="3387326" table:style-name="ce5">
            <text:p>3,387,326</text:p>
          </table:table-cell>
          <table:table-cell office:value-type="float" office:value="1672143" table:style-name="ce5">
            <text:p>1,672,143</text:p>
          </table:table-cell>
          <table:table-cell office:value-type="percentage" office:value="0.49359999999999998" table:style-name="ce6">
            <text:p>49.36%</text:p>
          </table:table-cell>
          <table:table-cell office:value-type="float" office:value="11" table:style-name="ce4">
            <text:p>11</text:p>
          </table:table-cell>
          <table:table-cell office:value-type="float" office:value="1661686" table:style-name="ce5">
            <text:p>1,661,686</text:p>
          </table:table-cell>
          <table:table-cell office:value-type="percentage" office:value="0.49059999999999998" table:style-name="ce6">
            <text:p>49.06%</text:p>
          </table:table-cell>
          <table:table-cell table:style-name="ce4"/>
          <table:table-cell office:value-type="float" office:value="53497" table:style-name="ce5">
            <text:p>53,497</text:p>
          </table:table-cell>
          <table:table-cell office:value-type="percentage" office:value="1.5800000000000002E-2" table:style-name="ce6">
            <text:p>1.58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Arkansas</text:p>
          </table:table-cell>
          <table:table-cell office:value-type="float" office:value="1219069" table:style-name="ce5">
            <text:p>1,219,069</text:p>
          </table:table-cell>
          <table:table-cell office:value-type="float" office:value="423932" table:style-name="ce5">
            <text:p>423,932</text:p>
          </table:table-cell>
          <table:table-cell office:value-type="percentage" office:value="0.3478" table:style-name="ce6">
            <text:p>34.78%</text:p>
          </table:table-cell>
          <table:table-cell table:style-name="ce4"/>
          <table:table-cell office:value-type="float" office:value="760647" table:style-name="ce5">
            <text:p>760,647</text:p>
          </table:table-cell>
          <table:table-cell office:value-type="percentage" office:value="0.624" table:style-name="ce6">
            <text:p>62.40%</text:p>
          </table:table-cell>
          <table:table-cell office:value-type="float" office:value="6" table:style-name="ce4">
            <text:p>6</text:p>
          </table:table-cell>
          <table:table-cell office:value-type="float" office:value="34490" table:style-name="ce5">
            <text:p>34,490</text:p>
          </table:table-cell>
          <table:table-cell office:value-type="percentage" office:value="2.8299999999999999E-2" table:style-name="ce6">
            <text:p>2.8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alifornia</text:p>
          </table:table-cell>
          <table:table-cell office:value-type="float" office:value="17500881" table:style-name="ce5">
            <text:p>17,500,881</text:p>
          </table:table-cell>
          <table:table-cell office:value-type="float" office:value="11110250" table:style-name="ce5">
            <text:p>11,110,250</text:p>
          </table:table-cell>
          <table:table-cell office:value-type="percentage" office:value="0.63480000000000003" table:style-name="ce6">
            <text:p>63.48%</text:p>
          </table:table-cell>
          <table:table-cell office:value-type="float" office:value="55" table:style-name="ce4">
            <text:p>55</text:p>
          </table:table-cell>
          <table:table-cell office:value-type="float" office:value="6006429" table:style-name="ce5">
            <text:p>6,006,429</text:p>
          </table:table-cell>
          <table:table-cell office:value-type="percentage" office:value="0.34320000000000001" table:style-name="ce6">
            <text:p>34.32%</text:p>
          </table:table-cell>
          <table:table-cell table:style-name="ce4"/>
          <table:table-cell office:value-type="float" office:value="384202" table:style-name="ce5">
            <text:p>384,202</text:p>
          </table:table-cell>
          <table:table-cell office:value-type="percentage" office:value="2.1999999999999999E-2" table:style-name="ce6">
            <text:p>2.2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olorado</text:p>
          </table:table-cell>
          <table:table-cell office:value-type="float" office:value="3256952" table:style-name="ce5">
            <text:p>3,256,952</text:p>
          </table:table-cell>
          <table:table-cell office:value-type="float" office:value="1804352" table:style-name="ce5">
            <text:p>1,804,352</text:p>
          </table:table-cell>
          <table:table-cell office:value-type="percentage" office:value="0.55400000000000005" table:style-name="ce6">
            <text:p>55.40%</text:p>
          </table:table-cell>
          <table:table-cell office:value-type="float" office:value="9" table:style-name="ce4">
            <text:p>9</text:p>
          </table:table-cell>
          <table:table-cell office:value-type="float" office:value="1364607" table:style-name="ce5">
            <text:p>1,364,607</text:p>
          </table:table-cell>
          <table:table-cell office:value-type="percentage" office:value="0.41899999999999998" table:style-name="ce6">
            <text:p>41.90%</text:p>
          </table:table-cell>
          <table:table-cell table:style-name="ce4"/>
          <table:table-cell office:value-type="float" office:value="87993" table:style-name="ce5">
            <text:p>87,993</text:p>
          </table:table-cell>
          <table:table-cell office:value-type="percentage" office:value="2.7E-2" table:style-name="ce6">
            <text:p>2.70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Connecticut</text:p>
          </table:table-cell>
          <table:table-cell office:value-type="float" office:value="1824280" table:style-name="ce5">
            <text:p>1,824,280</text:p>
          </table:table-cell>
          <table:table-cell office:value-type="float" office:value="1080680" table:style-name="ce5">
            <text:p>1,080,680</text:p>
          </table:table-cell>
          <table:table-cell office:value-type="percentage" office:value="0.59240000000000004" table:style-name="ce6">
            <text:p>59.24%</text:p>
          </table:table-cell>
          <table:table-cell office:value-type="float" office:value="7" table:style-name="ce4">
            <text:p>7</text:p>
          </table:table-cell>
          <table:table-cell office:value-type="float" office:value="715291" table:style-name="ce5">
            <text:p>715,291</text:p>
          </table:table-cell>
          <table:table-cell office:value-type="percentage" office:value="0.3921" table:style-name="ce6">
            <text:p>39.21%</text:p>
          </table:table-cell>
          <table:table-cell table:style-name="ce4"/>
          <table:table-cell office:value-type="float" office:value="28309" table:style-name="ce5">
            <text:p>28,309</text:p>
          </table:table-cell>
          <table:table-cell office:value-type="percentage" office:value="1.55E-2" table:style-name="ce6">
            <text:p>1.55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Delaware</text:p>
          </table:table-cell>
          <table:table-cell office:value-type="float" office:value="504010" table:style-name="ce5">
            <text:p>504,010</text:p>
          </table:table-cell>
          <table:table-cell office:value-type="float" office:value="296268" table:style-name="ce5">
            <text:p>296,268</text:p>
          </table:table-cell>
          <table:table-cell office:value-type="percentage" office:value="0.58779999999999999" table:style-name="ce6">
            <text:p>58.78%</text:p>
          </table:table-cell>
          <table:table-cell office:value-type="float" office:value="3" table:style-name="ce4">
            <text:p>3</text:p>
          </table:table-cell>
          <table:table-cell office:value-type="float" office:value="200603" table:style-name="ce5">
            <text:p>200,603</text:p>
          </table:table-cell>
          <table:table-cell office:value-type="percentage" office:value="0.39800000000000002" table:style-name="ce6">
            <text:p>39.80%</text:p>
          </table:table-cell>
          <table:table-cell table:style-name="ce4"/>
          <table:table-cell office:value-type="float" office:value="7139" table:style-name="ce5">
            <text:p>7,139</text:p>
          </table:table-cell>
          <table:table-cell office:value-type="percentage" office:value="1.4200000000000001E-2" table:style-name="ce6">
            <text:p>1.42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District of Columbia</text:p>
          </table:table-cell>
          <table:table-cell office:value-type="float" office:value="344356" table:style-name="ce5">
            <text:p>344,356</text:p>
          </table:table-cell>
          <table:table-cell office:value-type="float" office:value="317323" table:style-name="ce5">
            <text:p>317,323</text:p>
          </table:table-cell>
          <table:table-cell office:value-type="percentage" office:value="0.92149999999999999" table:style-name="ce6">
            <text:p>92.15%</text:p>
          </table:table-cell>
          <table:table-cell office:value-type="float" office:value="3" table:style-name="ce4">
            <text:p>3</text:p>
          </table:table-cell>
          <table:table-cell office:value-type="float" office:value="18586" table:style-name="ce5">
            <text:p>18,586</text:p>
          </table:table-cell>
          <table:table-cell office:value-type="percentage" office:value="5.3999999999999999E-2" table:style-name="ce6">
            <text:p>5.40%</text:p>
          </table:table-cell>
          <table:table-cell table:style-name="ce4"/>
          <table:table-cell office:value-type="float" office:value="8447" table:style-name="ce5">
            <text:p>8,447</text:p>
          </table:table-cell>
          <table:table-cell office:value-type="percentage" office:value="2.4500000000000001E-2" table:style-name="ce6">
            <text:p>2.45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Florida</text:p>
          </table:table-cell>
          <table:table-cell office:value-type="float" office:value="11067456" table:style-name="ce5">
            <text:p>11,067,456</text:p>
          </table:table-cell>
          <table:table-cell office:value-type="float" office:value="5297045" table:style-name="ce5">
            <text:p>5,297,045</text:p>
          </table:table-cell>
          <table:table-cell office:value-type="percentage" office:value="0.47860000000000003" table:style-name="ce6">
            <text:p>47.86%</text:p>
          </table:table-cell>
          <table:table-cell table:style-name="ce4"/>
          <table:table-cell office:value-type="float" office:value="5668731" table:style-name="ce5">
            <text:p>5,668,731</text:p>
          </table:table-cell>
          <table:table-cell office:value-type="percentage" office:value="0.51219999999999999" table:style-name="ce6">
            <text:p>51.22%</text:p>
          </table:table-cell>
          <table:table-cell office:value-type="float" office:value="29" table:style-name="ce4">
            <text:p>29</text:p>
          </table:table-cell>
          <table:table-cell office:value-type="float" office:value="101680" table:style-name="ce5">
            <text:p>101,680</text:p>
          </table:table-cell>
          <table:table-cell office:value-type="percentage" office:value="9.1999999999999998E-3" table:style-name="ce6">
            <text:p>0.92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Georgia</text:p>
          </table:table-cell>
          <table:table-cell office:value-type="float" office:value="4997716" table:style-name="ce5">
            <text:p>4,997,716</text:p>
          </table:table-cell>
          <table:table-cell office:value-type="float" office:value="2473633" table:style-name="ce5">
            <text:p>2,473,633</text:p>
          </table:table-cell>
          <table:table-cell office:value-type="percentage" office:value="0.495" table:style-name="ce6">
            <text:p>49.50%</text:p>
          </table:table-cell>
          <table:table-cell office:value-type="float" office:value="16" table:style-name="ce4">
            <text:p>16</text:p>
          </table:table-cell>
          <table:table-cell office:value-type="float" office:value="2461854" table:style-name="ce5">
            <text:p>2,461,854</text:p>
          </table:table-cell>
          <table:table-cell office:value-type="percentage" office:value="0.49259999999999998" table:style-name="ce6">
            <text:p>49.26%</text:p>
          </table:table-cell>
          <table:table-cell table:style-name="ce4"/>
          <table:table-cell office:value-type="float" office:value="62229" table:style-name="ce5">
            <text:p>62,229</text:p>
          </table:table-cell>
          <table:table-cell office:value-type="percentage" office:value="1.2500000000000001E-2" table:style-name="ce6">
            <text:p>1.25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Hawaii</text:p>
          </table:table-cell>
          <table:table-cell office:value-type="float" office:value="574469" table:style-name="ce5">
            <text:p>574,469</text:p>
          </table:table-cell>
          <table:table-cell office:value-type="float" office:value="366130" table:style-name="ce5">
            <text:p>366,130</text:p>
          </table:table-cell>
          <table:table-cell office:value-type="percentage" office:value="0.63729999999999998" table:style-name="ce6">
            <text:p>63.73%</text:p>
          </table:table-cell>
          <table:table-cell office:value-type="float" office:value="4" table:style-name="ce4">
            <text:p>4</text:p>
          </table:table-cell>
          <table:table-cell office:value-type="float" office:value="196864" table:style-name="ce5">
            <text:p>196,864</text:p>
          </table:table-cell>
          <table:table-cell office:value-type="percentage" office:value="0.3427" table:style-name="ce6">
            <text:p>34.27%</text:p>
          </table:table-cell>
          <table:table-cell table:style-name="ce4"/>
          <table:table-cell office:value-type="float" office:value="11475" table:style-name="ce5">
            <text:p>11,475</text:p>
          </table:table-cell>
          <table:table-cell office:value-type="percentage" office:value="0.02" table:style-name="ce6">
            <text:p>2.0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Idaho</text:p>
          </table:table-cell>
          <table:table-cell office:value-type="float" office:value="868014" table:style-name="ce5">
            <text:p>868,014</text:p>
          </table:table-cell>
          <table:table-cell office:value-type="float" office:value="287021" table:style-name="ce5">
            <text:p>287,021</text:p>
          </table:table-cell>
          <table:table-cell office:value-type="percentage" office:value="0.33069999999999999" table:style-name="ce6">
            <text:p>33.07%</text:p>
          </table:table-cell>
          <table:table-cell table:style-name="ce4"/>
          <table:table-cell office:value-type="float" office:value="554119" table:style-name="ce5">
            <text:p>554,119</text:p>
          </table:table-cell>
          <table:table-cell office:value-type="percentage" office:value="0.63839999999999997" table:style-name="ce6">
            <text:p>63.84%</text:p>
          </table:table-cell>
          <table:table-cell office:value-type="float" office:value="4" table:style-name="ce4">
            <text:p>4</text:p>
          </table:table-cell>
          <table:table-cell office:value-type="float" office:value="26874" table:style-name="ce5">
            <text:p>26,874</text:p>
          </table:table-cell>
          <table:table-cell office:value-type="percentage" office:value="3.1E-2" table:style-name="ce6">
            <text:p>3.1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Illinois</text:p>
          </table:table-cell>
          <table:table-cell office:value-type="float" office:value="6033744" table:style-name="ce5">
            <text:p>6,033,744</text:p>
          </table:table-cell>
          <table:table-cell office:value-type="float" office:value="3471915" table:style-name="ce5">
            <text:p>3,471,915</text:p>
          </table:table-cell>
          <table:table-cell office:value-type="percentage" office:value="0.57540000000000002" table:style-name="ce6">
            <text:p>57.54%</text:p>
          </table:table-cell>
          <table:table-cell office:value-type="float" office:value="20" table:style-name="ce4">
            <text:p>20</text:p>
          </table:table-cell>
          <table:table-cell office:value-type="float" office:value="2446891" table:style-name="ce5">
            <text:p>2,446,891</text:p>
          </table:table-cell>
          <table:table-cell office:value-type="percentage" office:value="0.40550000000000003" table:style-name="ce6">
            <text:p>40.55%</text:p>
          </table:table-cell>
          <table:table-cell table:style-name="ce4"/>
          <table:table-cell office:value-type="float" office:value="114938" table:style-name="ce5">
            <text:p>114,938</text:p>
          </table:table-cell>
          <table:table-cell office:value-type="percentage" office:value="1.9E-2" table:style-name="ce6">
            <text:p>1.9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Indiana</text:p>
          </table:table-cell>
          <table:table-cell office:value-type="float" office:value="3033121" table:style-name="ce5">
            <text:p>3,033,121</text:p>
          </table:table-cell>
          <table:table-cell office:value-type="float" office:value="1242416" table:style-name="ce5">
            <text:p>1,242,416</text:p>
          </table:table-cell>
          <table:table-cell office:value-type="percentage" office:value="0.40960000000000002" table:style-name="ce6">
            <text:p>40.96%</text:p>
          </table:table-cell>
          <table:table-cell table:style-name="ce4"/>
          <table:table-cell office:value-type="float" office:value="1729519" table:style-name="ce5">
            <text:p>1,729,519</text:p>
          </table:table-cell>
          <table:table-cell office:value-type="percentage" office:value="0.57020000000000004" table:style-name="ce6">
            <text:p>57.02%</text:p>
          </table:table-cell>
          <table:table-cell office:value-type="float" office:value="11" table:style-name="ce4">
            <text:p>11</text:p>
          </table:table-cell>
          <table:table-cell office:value-type="float" office:value="61186" table:style-name="ce5">
            <text:p>61,186</text:p>
          </table:table-cell>
          <table:table-cell office:value-type="percentage" office:value="2.0199999999999999E-2" table:style-name="ce6">
            <text:p>2.02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Iowa</text:p>
          </table:table-cell>
          <table:table-cell office:value-type="float" office:value="1690871" table:style-name="ce5">
            <text:p>1,690,871</text:p>
          </table:table-cell>
          <table:table-cell office:value-type="float" office:value="759061" table:style-name="ce5">
            <text:p>759,061</text:p>
          </table:table-cell>
          <table:table-cell office:value-type="percentage" office:value="0.44890000000000002" table:style-name="ce6">
            <text:p>44.89%</text:p>
          </table:table-cell>
          <table:table-cell table:style-name="ce4"/>
          <table:table-cell office:value-type="float" office:value="897672" table:style-name="ce5">
            <text:p>897,672</text:p>
          </table:table-cell>
          <table:table-cell office:value-type="percentage" office:value="0.53090000000000004" table:style-name="ce6">
            <text:p>53.09%</text:p>
          </table:table-cell>
          <table:table-cell office:value-type="float" office:value="6" table:style-name="ce4">
            <text:p>6</text:p>
          </table:table-cell>
          <table:table-cell office:value-type="float" office:value="34138" table:style-name="ce5">
            <text:p>34,138</text:p>
          </table:table-cell>
          <table:table-cell office:value-type="percentage" office:value="2.0199999999999999E-2" table:style-name="ce6">
            <text:p>2.02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Kansas</text:p>
          </table:table-cell>
          <table:table-cell office:value-type="float" office:value="1372303" table:style-name="ce5">
            <text:p>1,372,303</text:p>
          </table:table-cell>
          <table:table-cell office:value-type="float" office:value="570323" table:style-name="ce5">
            <text:p>570,323</text:p>
          </table:table-cell>
          <table:table-cell office:value-type="percentage" office:value="0.41560000000000002" table:style-name="ce6">
            <text:p>41.56%</text:p>
          </table:table-cell>
          <table:table-cell table:style-name="ce4"/>
          <table:table-cell office:value-type="float" office:value="771406" table:style-name="ce5">
            <text:p>771,406</text:p>
          </table:table-cell>
          <table:table-cell office:value-type="percentage" office:value="0.56210000000000004" table:style-name="ce6">
            <text:p>56.21%</text:p>
          </table:table-cell>
          <table:table-cell office:value-type="float" office:value="6" table:style-name="ce4">
            <text:p>6</text:p>
          </table:table-cell>
          <table:table-cell office:value-type="float" office:value="30574" table:style-name="ce5">
            <text:p>30,574</text:p>
          </table:table-cell>
          <table:table-cell office:value-type="percentage" office:value="2.23E-2" table:style-name="ce6">
            <text:p>2.2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Kentucky</text:p>
          </table:table-cell>
          <table:table-cell office:value-type="float" office:value="2136768" table:style-name="ce5">
            <text:p>2,136,768</text:p>
          </table:table-cell>
          <table:table-cell office:value-type="float" office:value="772474" table:style-name="ce5">
            <text:p>772,474</text:p>
          </table:table-cell>
          <table:table-cell office:value-type="percentage" office:value="0.36149999999999999" table:style-name="ce6">
            <text:p>36.15%</text:p>
          </table:table-cell>
          <table:table-cell table:style-name="ce4"/>
          <table:table-cell office:value-type="float" office:value="1326646" table:style-name="ce5">
            <text:p>1,326,646</text:p>
          </table:table-cell>
          <table:table-cell office:value-type="percentage" office:value="0.62090000000000001" table:style-name="ce6">
            <text:p>62.09%</text:p>
          </table:table-cell>
          <table:table-cell office:value-type="float" office:value="8" table:style-name="ce4">
            <text:p>8</text:p>
          </table:table-cell>
          <table:table-cell office:value-type="float" office:value="37648" table:style-name="ce5">
            <text:p>37,648</text:p>
          </table:table-cell>
          <table:table-cell office:value-type="percentage" office:value="1.7600000000000001E-2" table:style-name="ce6">
            <text:p>1.76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Louisiana</text:p>
          </table:table-cell>
          <table:table-cell office:value-type="float" office:value="2148062" table:style-name="ce5">
            <text:p>2,148,062</text:p>
          </table:table-cell>
          <table:table-cell office:value-type="float" office:value="856034" table:style-name="ce5">
            <text:p>856,034</text:p>
          </table:table-cell>
          <table:table-cell office:value-type="percentage" office:value="0.39850000000000002" table:style-name="ce6">
            <text:p>39.85%</text:p>
          </table:table-cell>
          <table:table-cell table:style-name="ce4"/>
          <table:table-cell office:value-type="float" office:value="1255776" table:style-name="ce5">
            <text:p>1,255,776</text:p>
          </table:table-cell>
          <table:table-cell office:value-type="percentage" office:value="0.58460000000000001" table:style-name="ce6">
            <text:p>58.46%</text:p>
          </table:table-cell>
          <table:table-cell office:value-type="float" office:value="8" table:style-name="ce4">
            <text:p>8</text:p>
          </table:table-cell>
          <table:table-cell office:value-type="float" office:value="36252" table:style-name="ce5">
            <text:p>36,252</text:p>
          </table:table-cell>
          <table:table-cell office:value-type="percentage" office:value="1.6899999999999998E-2" table:style-name="ce6">
            <text:p>1.69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Maine</text:p>
          </table:table-cell>
          <table:table-cell office:value-type="float" office:value="819461" table:style-name="ce5">
            <text:p>819,461</text:p>
          </table:table-cell>
          <table:table-cell office:value-type="float" office:value="435072" table:style-name="ce5">
            <text:p>435,072</text:p>
          </table:table-cell>
          <table:table-cell office:value-type="percentage" office:value="0.53090000000000004" table:style-name="ce6">
            <text:p>53.09%</text:p>
          </table:table-cell>
          <table:table-cell office:value-type="float" office:value="2" table:style-name="ce4">
            <text:p>2</text:p>
          </table:table-cell>
          <table:table-cell office:value-type="float" office:value="360737" table:style-name="ce5">
            <text:p>360,737</text:p>
          </table:table-cell>
          <table:table-cell office:value-type="percentage" office:value="0.44019999999999998" table:style-name="ce6">
            <text:p>44.02%</text:p>
          </table:table-cell>
          <table:table-cell table:style-name="ce4"/>
          <table:table-cell office:value-type="float" office:value="23652" table:style-name="ce5">
            <text:p>23,652</text:p>
          </table:table-cell>
          <table:table-cell office:value-type="percentage" office:value="2.8899999999999999E-2" table:style-name="ce6">
            <text:p>2.89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D-1</text:p>
          </table:table-cell>
          <table:table-cell office:value-type="float" office:value="443112" table:style-name="ce5">
            <text:p>443,112</text:p>
          </table:table-cell>
          <table:table-cell office:value-type="float" office:value="266376" table:style-name="ce5">
            <text:p>266,376</text:p>
          </table:table-cell>
          <table:table-cell office:value-type="percentage" office:value="0.60109999999999997" table:style-name="ce6">
            <text:p>60.11%</text:p>
          </table:table-cell>
          <table:table-cell office:value-type="float" office:value="1" table:style-name="ce4">
            <text:p>1</text:p>
          </table:table-cell>
          <table:table-cell office:value-type="float" office:value="164045" table:style-name="ce5">
            <text:p>164,045</text:p>
          </table:table-cell>
          <table:table-cell office:value-type="percentage" office:value="0.37019999999999997" table:style-name="ce6">
            <text:p>37.02%</text:p>
          </table:table-cell>
          <table:table-cell table:style-name="ce4"/>
          <table:table-cell office:value-type="float" office:value="12691" table:style-name="ce5">
            <text:p>12,691</text:p>
          </table:table-cell>
          <table:table-cell office:value-type="percentage" office:value="2.86E-2" table:style-name="ce6">
            <text:p>2.86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D-2</text:p>
          </table:table-cell>
          <table:table-cell office:value-type="float" office:value="376349" table:style-name="ce5">
            <text:p>376,349</text:p>
          </table:table-cell>
          <table:table-cell office:value-type="float" office:value="168696" table:style-name="ce5">
            <text:p>168,696</text:p>
          </table:table-cell>
          <table:table-cell office:value-type="percentage" office:value="0.44819999999999999" table:style-name="ce6">
            <text:p>44.82%</text:p>
          </table:table-cell>
          <table:table-cell table:style-name="ce4"/>
          <table:table-cell office:value-type="float" office:value="196692" table:style-name="ce5">
            <text:p>196,692</text:p>
          </table:table-cell>
          <table:table-cell office:value-type="percentage" office:value="0.52259999999999995" table:style-name="ce6">
            <text:p>52.26%</text:p>
          </table:table-cell>
          <table:table-cell office:value-type="float" office:value="1" table:style-name="ce4">
            <text:p>1</text:p>
          </table:table-cell>
          <table:table-cell office:value-type="float" office:value="10961" table:style-name="ce5">
            <text:p>10,961</text:p>
          </table:table-cell>
          <table:table-cell office:value-type="percentage" office:value="2.9100000000000001E-2" table:style-name="ce6">
            <text:p>2.91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Maryland</text:p>
          </table:table-cell>
          <table:table-cell office:value-type="float" office:value="3037030" table:style-name="ce5">
            <text:p>3,037,030</text:p>
          </table:table-cell>
          <table:table-cell office:value-type="float" office:value="1985023" table:style-name="ce5">
            <text:p>1,985,023</text:p>
          </table:table-cell>
          <table:table-cell office:value-type="percentage" office:value="0.65359999999999996" table:style-name="ce6">
            <text:p>65.36%</text:p>
          </table:table-cell>
          <table:table-cell office:value-type="float" office:value="10" table:style-name="ce4">
            <text:p>10</text:p>
          </table:table-cell>
          <table:table-cell office:value-type="float" office:value="976414" table:style-name="ce5">
            <text:p>976,414</text:p>
          </table:table-cell>
          <table:table-cell office:value-type="percentage" office:value="0.32150000000000001" table:style-name="ce6">
            <text:p>32.15%</text:p>
          </table:table-cell>
          <table:table-cell table:style-name="ce4"/>
          <table:table-cell office:value-type="float" office:value="75593" table:style-name="ce5">
            <text:p>75,593</text:p>
          </table:table-cell>
          <table:table-cell office:value-type="percentage" office:value="2.4899999999999999E-2" table:style-name="ce6">
            <text:p>2.49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Massachusetts</text:p>
          </table:table-cell>
          <table:table-cell office:value-type="float" office:value="3631403" table:style-name="ce5">
            <text:p>3,631,403</text:p>
          </table:table-cell>
          <table:table-cell office:value-type="float" office:value="2382202" table:style-name="ce5">
            <text:p>2,382,202</text:p>
          </table:table-cell>
          <table:table-cell office:value-type="percentage" office:value="0.65600000000000003" table:style-name="ce6">
            <text:p>65.60%</text:p>
          </table:table-cell>
          <table:table-cell office:value-type="float" office:value="11" table:style-name="ce4">
            <text:p>11</text:p>
          </table:table-cell>
          <table:table-cell office:value-type="float" office:value="1167202" table:style-name="ce5">
            <text:p>1,167,202</text:p>
          </table:table-cell>
          <table:table-cell office:value-type="percentage" office:value="0.32140000000000002" table:style-name="ce6">
            <text:p>32.14%</text:p>
          </table:table-cell>
          <table:table-cell table:style-name="ce4"/>
          <table:table-cell office:value-type="float" office:value="81999" table:style-name="ce5">
            <text:p>81,999</text:p>
          </table:table-cell>
          <table:table-cell office:value-type="percentage" office:value="2.2599999999999999E-2" table:style-name="ce6">
            <text:p>2.26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Michigan</text:p>
          </table:table-cell>
          <table:table-cell office:value-type="float" office:value="5539301" table:style-name="ce5">
            <text:p>5,539,301</text:p>
          </table:table-cell>
          <table:table-cell office:value-type="float" office:value="2804040" table:style-name="ce5">
            <text:p>2,804,040</text:p>
          </table:table-cell>
          <table:table-cell office:value-type="percentage" office:value="0.50619999999999998" table:style-name="ce6">
            <text:p>50.62%</text:p>
          </table:table-cell>
          <table:table-cell office:value-type="float" office:value="16" table:style-name="ce4">
            <text:p>16</text:p>
          </table:table-cell>
          <table:table-cell office:value-type="float" office:value="2649852" table:style-name="ce5">
            <text:p>2,649,852</text:p>
          </table:table-cell>
          <table:table-cell office:value-type="percentage" office:value="0.47839999999999999" table:style-name="ce6">
            <text:p>47.84%</text:p>
          </table:table-cell>
          <table:table-cell table:style-name="ce4"/>
          <table:table-cell office:value-type="float" office:value="85409" table:style-name="ce5">
            <text:p>85,409</text:p>
          </table:table-cell>
          <table:table-cell office:value-type="percentage" office:value="1.54E-2" table:style-name="ce6">
            <text:p>1.54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Minnesota</text:p>
          </table:table-cell>
          <table:table-cell office:value-type="float" office:value="3277171" table:style-name="ce5">
            <text:p>3,277,171</text:p>
          </table:table-cell>
          <table:table-cell office:value-type="float" office:value="1717077" table:style-name="ce5">
            <text:p>1,717,077</text:p>
          </table:table-cell>
          <table:table-cell office:value-type="percentage" office:value="0.52400000000000002" table:style-name="ce6">
            <text:p>52.40%</text:p>
          </table:table-cell>
          <table:table-cell office:value-type="float" office:value="10" table:style-name="ce4">
            <text:p>10</text:p>
          </table:table-cell>
          <table:table-cell office:value-type="float" office:value="1484065" table:style-name="ce5">
            <text:p>1,484,065</text:p>
          </table:table-cell>
          <table:table-cell office:value-type="percentage" office:value="0.45279999999999998" table:style-name="ce6">
            <text:p>45.28%</text:p>
          </table:table-cell>
          <table:table-cell table:style-name="ce4"/>
          <table:table-cell office:value-type="float" office:value="76029" table:style-name="ce5">
            <text:p>76,029</text:p>
          </table:table-cell>
          <table:table-cell office:value-type="percentage" office:value="2.3199999999999998E-2" table:style-name="ce6">
            <text:p>2.32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Mississippi</text:p>
          </table:table-cell>
          <table:table-cell office:value-type="float" office:value="1313759" table:style-name="ce5">
            <text:p>1,313,759</text:p>
          </table:table-cell>
          <table:table-cell office:value-type="float" office:value="539398" table:style-name="ce5">
            <text:p>539,398</text:p>
          </table:table-cell>
          <table:table-cell office:value-type="percentage" office:value="0.41060000000000002" table:style-name="ce6">
            <text:p>41.06%</text:p>
          </table:table-cell>
          <table:table-cell table:style-name="ce4"/>
          <table:table-cell office:value-type="float" office:value="756764" table:style-name="ce5">
            <text:p>756,764</text:p>
          </table:table-cell>
          <table:table-cell office:value-type="percentage" office:value="0.57599999999999996" table:style-name="ce6">
            <text:p>57.60%</text:p>
          </table:table-cell>
          <table:table-cell office:value-type="float" office:value="6" table:style-name="ce4">
            <text:p>6</text:p>
          </table:table-cell>
          <table:table-cell office:value-type="float" office:value="17597" table:style-name="ce5">
            <text:p>17,597</text:p>
          </table:table-cell>
          <table:table-cell office:value-type="percentage" office:value="1.34E-2" table:style-name="ce6">
            <text:p>1.34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Missouri</text:p>
          </table:table-cell>
          <table:table-cell office:value-type="float" office:value="3025962" table:style-name="ce5">
            <text:p>3,025,962</text:p>
          </table:table-cell>
          <table:table-cell office:value-type="float" office:value="1253014" table:style-name="ce5">
            <text:p>1,253,014</text:p>
          </table:table-cell>
          <table:table-cell office:value-type="percentage" office:value="0.41410000000000002" table:style-name="ce6">
            <text:p>41.41%</text:p>
          </table:table-cell>
          <table:table-cell table:style-name="ce4"/>
          <table:table-cell office:value-type="float" office:value="1718736" table:style-name="ce5">
            <text:p>1,718,736</text:p>
          </table:table-cell>
          <table:table-cell office:value-type="percentage" office:value="0.56799999999999995" table:style-name="ce6">
            <text:p>56.80%</text:p>
          </table:table-cell>
          <table:table-cell office:value-type="float" office:value="10" table:style-name="ce4">
            <text:p>10</text:p>
          </table:table-cell>
          <table:table-cell office:value-type="float" office:value="54212" table:style-name="ce5">
            <text:p>54,212</text:p>
          </table:table-cell>
          <table:table-cell office:value-type="percentage" office:value="1.7899999999999999E-2" table:style-name="ce6">
            <text:p>1.79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Montana</text:p>
          </table:table-cell>
          <table:table-cell office:value-type="float" office:value="603640" table:style-name="ce5">
            <text:p>603,640</text:p>
          </table:table-cell>
          <table:table-cell office:value-type="float" office:value="244786" table:style-name="ce5">
            <text:p>244,786</text:p>
          </table:table-cell>
          <table:table-cell office:value-type="percentage" office:value="0.40550000000000003" table:style-name="ce6">
            <text:p>40.55%</text:p>
          </table:table-cell>
          <table:table-cell table:style-name="ce4"/>
          <table:table-cell office:value-type="float" office:value="343602" table:style-name="ce5">
            <text:p>343,602</text:p>
          </table:table-cell>
          <table:table-cell office:value-type="percentage" office:value="0.56920000000000004" table:style-name="ce6">
            <text:p>56.92%</text:p>
          </table:table-cell>
          <table:table-cell office:value-type="float" office:value="3" table:style-name="ce4">
            <text:p>3</text:p>
          </table:table-cell>
          <table:table-cell office:value-type="float" office:value="15252" table:style-name="ce5">
            <text:p>15,252</text:p>
          </table:table-cell>
          <table:table-cell office:value-type="percentage" office:value="2.53E-2" table:style-name="ce6">
            <text:p>2.5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Nebraska</text:p>
          </table:table-cell>
          <table:table-cell office:value-type="float" office:value="951712" table:style-name="ce5">
            <text:p>951,712</text:p>
          </table:table-cell>
          <table:table-cell office:value-type="float" office:value="374583" table:style-name="ce5">
            <text:p>374,583</text:p>
          </table:table-cell>
          <table:table-cell office:value-type="percentage" office:value="0.39360000000000001" table:style-name="ce6">
            <text:p>39.36%</text:p>
          </table:table-cell>
          <table:table-cell table:style-name="ce4"/>
          <table:table-cell office:value-type="float" office:value="556846" table:style-name="ce5">
            <text:p>556,846</text:p>
          </table:table-cell>
          <table:table-cell office:value-type="percentage" office:value="0.58509999999999995" table:style-name="ce6">
            <text:p>58.51%</text:p>
          </table:table-cell>
          <table:table-cell office:value-type="float" office:value="2" table:style-name="ce4">
            <text:p>2</text:p>
          </table:table-cell>
          <table:table-cell office:value-type="float" office:value="20283" table:style-name="ce5">
            <text:p>20,283</text:p>
          </table:table-cell>
          <table:table-cell office:value-type="percentage" office:value="2.1299999999999999E-2" table:style-name="ce6">
            <text:p>2.1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D-1</text:p>
          </table:table-cell>
          <table:table-cell office:value-type="float" office:value="321886" table:style-name="ce5">
            <text:p>321,886</text:p>
          </table:table-cell>
          <table:table-cell office:value-type="float" office:value="132261" table:style-name="ce5">
            <text:p>132,261</text:p>
          </table:table-cell>
          <table:table-cell office:value-type="percentage" office:value="0.41089999999999999" table:style-name="ce6">
            <text:p>41.09%</text:p>
          </table:table-cell>
          <table:table-cell table:style-name="ce4"/>
          <table:table-cell office:value-type="float" office:value="180290" table:style-name="ce5">
            <text:p>180,290</text:p>
          </table:table-cell>
          <table:table-cell office:value-type="percentage" office:value="0.56010000000000004" table:style-name="ce6">
            <text:p>56.01%</text:p>
          </table:table-cell>
          <table:table-cell office:value-type="float" office:value="1" table:style-name="ce4">
            <text:p>1</text:p>
          </table:table-cell>
          <table:table-cell office:value-type="float" office:value="9335" table:style-name="ce5">
            <text:p>9,335</text:p>
          </table:table-cell>
          <table:table-cell office:value-type="percentage" office:value="2.9000000000000001E-2" table:style-name="ce6">
            <text:p>2.9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D-2</text:p>
          </table:table-cell>
          <table:table-cell office:value-type="float" office:value="339666" table:style-name="ce5">
            <text:p>339,666</text:p>
          </table:table-cell>
          <table:table-cell office:value-type="float" office:value="176468" table:style-name="ce5">
            <text:p>176,468</text:p>
          </table:table-cell>
          <table:table-cell office:value-type="percentage" office:value="0.51949999999999996" table:style-name="ce6">
            <text:p>51.95%</text:p>
          </table:table-cell>
          <table:table-cell office:value-type="float" office:value="1" table:style-name="ce4">
            <text:p>1</text:p>
          </table:table-cell>
          <table:table-cell office:value-type="float" office:value="154377" table:style-name="ce5">
            <text:p>154,377</text:p>
          </table:table-cell>
          <table:table-cell office:value-type="percentage" office:value="0.45450000000000002" table:style-name="ce6">
            <text:p>45.45%</text:p>
          </table:table-cell>
          <table:table-cell table:style-name="ce4"/>
          <table:table-cell office:value-type="float" office:value="8821" table:style-name="ce5">
            <text:p>8,821</text:p>
          </table:table-cell>
          <table:table-cell office:value-type="percentage" office:value="2.5999999999999999E-2" table:style-name="ce6">
            <text:p>2.60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CD-3</text:p>
          </table:table-cell>
          <table:table-cell office:value-type="float" office:value="294831" table:style-name="ce5">
            <text:p>294,831</text:p>
          </table:table-cell>
          <table:table-cell office:value-type="float" office:value="65854" table:style-name="ce5">
            <text:p>65,854</text:p>
          </table:table-cell>
          <table:table-cell office:value-type="percentage" office:value="0.22339999999999999" table:style-name="ce6">
            <text:p>22.34%</text:p>
          </table:table-cell>
          <table:table-cell table:style-name="ce4"/>
          <table:table-cell office:value-type="float" office:value="222179" table:style-name="ce5">
            <text:p>222,179</text:p>
          </table:table-cell>
          <table:table-cell office:value-type="percentage" office:value="0.75360000000000005" table:style-name="ce6">
            <text:p>75.36%</text:p>
          </table:table-cell>
          <table:table-cell office:value-type="float" office:value="1" table:style-name="ce4">
            <text:p>1</text:p>
          </table:table-cell>
          <table:table-cell office:value-type="float" office:value="6798" table:style-name="ce5">
            <text:p>6,798</text:p>
          </table:table-cell>
          <table:table-cell office:value-type="percentage" office:value="2.3099999999999999E-2" table:style-name="ce6">
            <text:p>2.31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Nevada</text:p>
          </table:table-cell>
          <table:table-cell office:value-type="float" office:value="1405376" table:style-name="ce5">
            <text:p>1,405,376</text:p>
          </table:table-cell>
          <table:table-cell office:value-type="float" office:value="703486" table:style-name="ce5">
            <text:p>703,486</text:p>
          </table:table-cell>
          <table:table-cell office:value-type="percentage" office:value="0.50060000000000004" table:style-name="ce6">
            <text:p>50.06%</text:p>
          </table:table-cell>
          <table:table-cell office:value-type="float" office:value="6" table:style-name="ce4">
            <text:p>6</text:p>
          </table:table-cell>
          <table:table-cell office:value-type="float" office:value="669890" table:style-name="ce5">
            <text:p>669,890</text:p>
          </table:table-cell>
          <table:table-cell office:value-type="percentage" office:value="0.47670000000000001" table:style-name="ce6">
            <text:p>47.67%</text:p>
          </table:table-cell>
          <table:table-cell table:style-name="ce4"/>
          <table:table-cell office:value-type="float" office:value="32000" table:style-name="ce5">
            <text:p>32,000</text:p>
          </table:table-cell>
          <table:table-cell office:value-type="percentage" office:value="2.2800000000000001E-2" table:style-name="ce6">
            <text:p>2.28%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style-name="ce4">
            <text:p>New Hampshire</text:p>
          </table:table-cell>
          <table:table-cell office:value-type="float" office:value="806205" table:style-name="ce5">
            <text:p>806,205</text:p>
          </table:table-cell>
          <table:table-cell office:value-type="float" office:value="424937" table:style-name="ce5">
            <text:p>424,937</text:p>
          </table:table-cell>
          <table:table-cell office:value-type="percentage" office:value="0.52710000000000001" table:style-name="ce6">
            <text:p>52.71%</text:p>
          </table:table-cell>
          <table:table-cell office:value-type="float" office:value="4" table:style-name="ce4">
            <text:p>4</text:p>
          </table:table-cell>
          <table:table-cell office:value-type="float" office:value="365660" table:style-name="ce5">
            <text:p>365,660</text:p>
          </table:table-cell>
          <table:table-cell office:value-type="percentage" office:value="0.4536" table:style-name="ce6">
            <text:p>45.36%</text:p>
          </table:table-cell>
          <table:table-cell table:style-name="ce4"/>
          <table:table-cell office:value-type="float" office:value="15608" table:style-name="ce5">
            <text:p>15,608</text:p>
          </table:table-cell>
          <table:table-cell office:value-type="percentage" office:value="1.9400000000000001E-2" table:style-name="ce6">
            <text:p>1.94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New Jersey</text:p>
          </table:table-cell>
          <table:table-cell office:value-type="float" office:value="4549353" table:style-name="ce5">
            <text:p>4,549,353</text:p>
          </table:table-cell>
          <table:table-cell office:value-type="float" office:value="2608335" table:style-name="ce5">
            <text:p>2,608,335</text:p>
          </table:table-cell>
          <table:table-cell office:value-type="percentage" office:value="0.57330000000000003" table:style-name="ce6">
            <text:p>57.33%</text:p>
          </table:table-cell>
          <table:table-cell office:value-type="float" office:value="14" table:style-name="ce4">
            <text:p>14</text:p>
          </table:table-cell>
          <table:table-cell office:value-type="float" office:value="1883274" table:style-name="ce5">
            <text:p>1,883,274</text:p>
          </table:table-cell>
          <table:table-cell office:value-type="percentage" office:value="0.41399999999999998" table:style-name="ce6">
            <text:p>41.40%</text:p>
          </table:table-cell>
          <table:table-cell table:style-name="ce4"/>
          <table:table-cell office:value-type="float" office:value="57744" table:style-name="ce5">
            <text:p>57,744</text:p>
          </table:table-cell>
          <table:table-cell office:value-type="percentage" office:value="1.2699999999999999E-2" table:style-name="ce6">
            <text:p>1.27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New Mexico</text:p>
          </table:table-cell>
          <table:table-cell office:value-type="float" office:value="923965" table:style-name="ce5">
            <text:p>923,965</text:p>
          </table:table-cell>
          <table:table-cell office:value-type="float" office:value="501614" table:style-name="ce5">
            <text:p>501,614</text:p>
          </table:table-cell>
          <table:table-cell office:value-type="percentage" office:value="0.54290000000000005" table:style-name="ce6">
            <text:p>54.29%</text:p>
          </table:table-cell>
          <table:table-cell office:value-type="float" office:value="5" table:style-name="ce4">
            <text:p>5</text:p>
          </table:table-cell>
          <table:table-cell office:value-type="float" office:value="401894" table:style-name="ce5">
            <text:p>401,894</text:p>
          </table:table-cell>
          <table:table-cell office:value-type="percentage" office:value="0.435" table:style-name="ce6">
            <text:p>43.50%</text:p>
          </table:table-cell>
          <table:table-cell table:style-name="ce4"/>
          <table:table-cell office:value-type="float" office:value="20457" table:style-name="ce5">
            <text:p>20,457</text:p>
          </table:table-cell>
          <table:table-cell office:value-type="percentage" office:value="2.2100000000000002E-2" table:style-name="ce6">
            <text:p>2.21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New York</text:p>
          </table:table-cell>
          <table:table-cell office:value-type="float" office:value="8594826" table:style-name="ce5">
            <text:p>8,594,826</text:p>
          </table:table-cell>
          <table:table-cell office:value-type="float" office:value="5230985" table:style-name="ce5">
            <text:p>5,230,985</text:p>
          </table:table-cell>
          <table:table-cell office:value-type="percentage" office:value="0.60860000000000003" table:style-name="ce6">
            <text:p>60.86%</text:p>
          </table:table-cell>
          <table:table-cell office:value-type="float" office:value="29" table:style-name="ce4">
            <text:p>29</text:p>
          </table:table-cell>
          <table:table-cell office:value-type="float" office:value="3244798" table:style-name="ce5">
            <text:p>3,244,798</text:p>
          </table:table-cell>
          <table:table-cell office:value-type="percentage" office:value="0.3775" table:style-name="ce6">
            <text:p>37.75%</text:p>
          </table:table-cell>
          <table:table-cell table:style-name="ce4"/>
          <table:table-cell office:value-type="float" office:value="119043" table:style-name="ce5">
            <text:p>119,043</text:p>
          </table:table-cell>
          <table:table-cell office:value-type="percentage" office:value="1.3899999999999999E-2" table:style-name="ce6">
            <text:p>1.39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North Carolina</text:p>
          </table:table-cell>
          <table:table-cell office:value-type="float" office:value="5524804" table:style-name="ce5">
            <text:p>5,524,804</text:p>
          </table:table-cell>
          <table:table-cell office:value-type="float" office:value="2684292" table:style-name="ce5">
            <text:p>2,684,292</text:p>
          </table:table-cell>
          <table:table-cell office:value-type="percentage" office:value="0.4859" table:style-name="ce6">
            <text:p>48.59%</text:p>
          </table:table-cell>
          <table:table-cell table:style-name="ce4"/>
          <table:table-cell office:value-type="float" office:value="2758775" table:style-name="ce5">
            <text:p>2,758,775</text:p>
          </table:table-cell>
          <table:table-cell office:value-type="percentage" office:value="0.49930000000000002" table:style-name="ce6">
            <text:p>49.93%</text:p>
          </table:table-cell>
          <table:table-cell office:value-type="float" office:value="15" table:style-name="ce4">
            <text:p>15</text:p>
          </table:table-cell>
          <table:table-cell office:value-type="float" office:value="81737" table:style-name="ce5">
            <text:p>81,737</text:p>
          </table:table-cell>
          <table:table-cell office:value-type="percentage" office:value="1.4800000000000001E-2" table:style-name="ce6">
            <text:p>1.48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North Dakota</text:p>
          </table:table-cell>
          <table:table-cell office:value-type="float" office:value="361819" table:style-name="ce5">
            <text:p>361,819</text:p>
          </table:table-cell>
          <table:table-cell office:value-type="float" office:value="114902" table:style-name="ce5">
            <text:p>114,902</text:p>
          </table:table-cell>
          <table:table-cell office:value-type="percentage" office:value="0.31759999999999999" table:style-name="ce6">
            <text:p>31.76%</text:p>
          </table:table-cell>
          <table:table-cell table:style-name="ce4"/>
          <table:table-cell office:value-type="float" office:value="235595" table:style-name="ce5">
            <text:p>235,595</text:p>
          </table:table-cell>
          <table:table-cell office:value-type="percentage" office:value="0.65110000000000001" table:style-name="ce6">
            <text:p>65.11%</text:p>
          </table:table-cell>
          <table:table-cell office:value-type="float" office:value="3" table:style-name="ce4">
            <text:p>3</text:p>
          </table:table-cell>
          <table:table-cell office:value-type="float" office:value="11322" table:style-name="ce5">
            <text:p>11,322</text:p>
          </table:table-cell>
          <table:table-cell office:value-type="percentage" office:value="3.1300000000000001E-2" table:style-name="ce6">
            <text:p>3.1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Ohio</text:p>
          </table:table-cell>
          <table:table-cell office:value-type="float" office:value="5922202" table:style-name="ce5">
            <text:p>5,922,202</text:p>
          </table:table-cell>
          <table:table-cell office:value-type="float" office:value="2679165" table:style-name="ce5">
            <text:p>2,679,165</text:p>
          </table:table-cell>
          <table:table-cell office:value-type="percentage" office:value="0.45240000000000002" table:style-name="ce6">
            <text:p>45.24%</text:p>
          </table:table-cell>
          <table:table-cell table:style-name="ce4"/>
          <table:table-cell office:value-type="float" office:value="3154834" table:style-name="ce5">
            <text:p>3,154,834</text:p>
          </table:table-cell>
          <table:table-cell office:value-type="percentage" office:value="0.53269999999999995" table:style-name="ce6">
            <text:p>53.27%</text:p>
          </table:table-cell>
          <table:table-cell office:value-type="float" office:value="18" table:style-name="ce4">
            <text:p>18</text:p>
          </table:table-cell>
          <table:table-cell office:value-type="float" office:value="88203" table:style-name="ce5">
            <text:p>88,203</text:p>
          </table:table-cell>
          <table:table-cell office:value-type="percentage" office:value="1.49E-2" table:style-name="ce6">
            <text:p>1.49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Oklahoma</text:p>
          </table:table-cell>
          <table:table-cell office:value-type="float" office:value="1560699" table:style-name="ce5">
            <text:p>1,560,699</text:p>
          </table:table-cell>
          <table:table-cell office:value-type="float" office:value="503890" table:style-name="ce5">
            <text:p>503,890</text:p>
          </table:table-cell>
          <table:table-cell office:value-type="percentage" office:value="0.32290000000000002" table:style-name="ce6">
            <text:p>32.29%</text:p>
          </table:table-cell>
          <table:table-cell table:style-name="ce4"/>
          <table:table-cell office:value-type="float" office:value="1020280" table:style-name="ce5">
            <text:p>1,020,280</text:p>
          </table:table-cell>
          <table:table-cell office:value-type="percentage" office:value="0.65369999999999995" table:style-name="ce6">
            <text:p>65.37%</text:p>
          </table:table-cell>
          <table:table-cell office:value-type="float" office:value="7" table:style-name="ce4">
            <text:p>7</text:p>
          </table:table-cell>
          <table:table-cell office:value-type="float" office:value="36529" table:style-name="ce5">
            <text:p>36,529</text:p>
          </table:table-cell>
          <table:table-cell office:value-type="percentage" office:value="2.3400000000000001E-2" table:style-name="ce6">
            <text:p>2.34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Oregon</text:p>
          </table:table-cell>
          <table:table-cell office:value-type="float" office:value="2374321" table:style-name="ce5">
            <text:p>2,374,321</text:p>
          </table:table-cell>
          <table:table-cell office:value-type="float" office:value="1340383" table:style-name="ce5">
            <text:p>1,340,383</text:p>
          </table:table-cell>
          <table:table-cell office:value-type="percentage" office:value="0.5645" table:style-name="ce6">
            <text:p>56.45%</text:p>
          </table:table-cell>
          <table:table-cell office:value-type="float" office:value="7" table:style-name="ce4">
            <text:p>7</text:p>
          </table:table-cell>
          <table:table-cell office:value-type="float" office:value="958448" table:style-name="ce5">
            <text:p>958,448</text:p>
          </table:table-cell>
          <table:table-cell office:value-type="percentage" office:value="0.4037" table:style-name="ce6">
            <text:p>40.37%</text:p>
          </table:table-cell>
          <table:table-cell table:style-name="ce4"/>
          <table:table-cell office:value-type="float" office:value="75490" table:style-name="ce5">
            <text:p>75,490</text:p>
          </table:table-cell>
          <table:table-cell office:value-type="percentage" office:value="3.1800000000000002E-2" table:style-name="ce6">
            <text:p>3.18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Pennsylvania</text:p>
          </table:table-cell>
          <table:table-cell office:value-type="float" office:value="6915283" table:style-name="ce5">
            <text:p>6,915,283</text:p>
          </table:table-cell>
          <table:table-cell office:value-type="float" office:value="3458229" table:style-name="ce5">
            <text:p>3,458,229</text:p>
          </table:table-cell>
          <table:table-cell office:value-type="percentage" office:value="0.50009999999999999" table:style-name="ce6">
            <text:p>50.01%</text:p>
          </table:table-cell>
          <table:table-cell office:value-type="float" office:value="20" table:style-name="ce4">
            <text:p>20</text:p>
          </table:table-cell>
          <table:table-cell office:value-type="float" office:value="3377674" table:style-name="ce5">
            <text:p>3,377,674</text:p>
          </table:table-cell>
          <table:table-cell office:value-type="percentage" office:value="0.4884" table:style-name="ce6">
            <text:p>48.84%</text:p>
          </table:table-cell>
          <table:table-cell table:style-name="ce4"/>
          <table:table-cell office:value-type="float" office:value="79380" table:style-name="ce5">
            <text:p>79,380</text:p>
          </table:table-cell>
          <table:table-cell office:value-type="percentage" office:value="1.15E-2" table:style-name="ce6">
            <text:p>1.15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Rhode Island</text:p>
          </table:table-cell>
          <table:table-cell office:value-type="float" office:value="517757" table:style-name="ce5">
            <text:p>517,757</text:p>
          </table:table-cell>
          <table:table-cell office:value-type="float" office:value="307486" table:style-name="ce5">
            <text:p>307,486</text:p>
          </table:table-cell>
          <table:table-cell office:value-type="percentage" office:value="0.59389999999999998" table:style-name="ce6">
            <text:p>59.39%</text:p>
          </table:table-cell>
          <table:table-cell office:value-type="float" office:value="4" table:style-name="ce4">
            <text:p>4</text:p>
          </table:table-cell>
          <table:table-cell office:value-type="float" office:value="199922" table:style-name="ce5">
            <text:p>199,922</text:p>
          </table:table-cell>
          <table:table-cell office:value-type="percentage" office:value="0.3861" table:style-name="ce6">
            <text:p>38.61%</text:p>
          </table:table-cell>
          <table:table-cell table:style-name="ce4"/>
          <table:table-cell office:value-type="float" office:value="10349" table:style-name="ce5">
            <text:p>10,349</text:p>
          </table:table-cell>
          <table:table-cell office:value-type="percentage" office:value="0.02" table:style-name="ce6">
            <text:p>2.00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South Carolina</text:p>
          </table:table-cell>
          <table:table-cell office:value-type="float" office:value="2513329" table:style-name="ce5">
            <text:p>2,513,329</text:p>
          </table:table-cell>
          <table:table-cell office:value-type="float" office:value="1091541" table:style-name="ce5">
            <text:p>1,091,541</text:p>
          </table:table-cell>
          <table:table-cell office:value-type="percentage" office:value="0.43430000000000002" table:style-name="ce6">
            <text:p>43.43%</text:p>
          </table:table-cell>
          <table:table-cell table:style-name="ce4"/>
          <table:table-cell office:value-type="float" office:value="1385103" table:style-name="ce5">
            <text:p>1,385,103</text:p>
          </table:table-cell>
          <table:table-cell office:value-type="percentage" office:value="0.55110000000000003" table:style-name="ce6">
            <text:p>55.11%</text:p>
          </table:table-cell>
          <table:table-cell office:value-type="float" office:value="9" table:style-name="ce4">
            <text:p>9</text:p>
          </table:table-cell>
          <table:table-cell office:value-type="float" office:value="36685" table:style-name="ce5">
            <text:p>36,685</text:p>
          </table:table-cell>
          <table:table-cell office:value-type="percentage" office:value="1.46E-2" table:style-name="ce6">
            <text:p>1.46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South Dakota</text:p>
          </table:table-cell>
          <table:table-cell office:value-type="float" office:value="422609" table:style-name="ce5">
            <text:p>422,609</text:p>
          </table:table-cell>
          <table:table-cell office:value-type="float" office:value="150471" table:style-name="ce5">
            <text:p>150,471</text:p>
          </table:table-cell>
          <table:table-cell office:value-type="percentage" office:value="0.35610000000000003" table:style-name="ce6">
            <text:p>35.61%</text:p>
          </table:table-cell>
          <table:table-cell table:style-name="ce4"/>
          <table:table-cell office:value-type="float" office:value="261043" table:style-name="ce5">
            <text:p>261,043</text:p>
          </table:table-cell>
          <table:table-cell office:value-type="percentage" office:value="0.61770000000000003" table:style-name="ce6">
            <text:p>61.77%</text:p>
          </table:table-cell>
          <table:table-cell office:value-type="float" office:value="3" table:style-name="ce4">
            <text:p>3</text:p>
          </table:table-cell>
          <table:table-cell office:value-type="float" office:value="11095" table:style-name="ce5">
            <text:p>11,095</text:p>
          </table:table-cell>
          <table:table-cell office:value-type="percentage" office:value="2.63E-2" table:style-name="ce6">
            <text:p>2.63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Tennessee</text:p>
          </table:table-cell>
          <table:table-cell office:value-type="float" office:value="3053851" table:style-name="ce5">
            <text:p>3,053,851</text:p>
          </table:table-cell>
          <table:table-cell office:value-type="float" office:value="1143711" table:style-name="ce5">
            <text:p>1,143,711</text:p>
          </table:table-cell>
          <table:table-cell office:value-type="percentage" office:value="0.3745" table:style-name="ce6">
            <text:p>37.45%</text:p>
          </table:table-cell>
          <table:table-cell table:style-name="ce4"/>
          <table:table-cell office:value-type="float" office:value="1852475" table:style-name="ce5">
            <text:p>1,852,475</text:p>
          </table:table-cell>
          <table:table-cell office:value-type="percentage" office:value="0.60660000000000003" table:style-name="ce6">
            <text:p>60.66%</text:p>
          </table:table-cell>
          <table:table-cell office:value-type="float" office:value="11" table:style-name="ce4">
            <text:p>11</text:p>
          </table:table-cell>
          <table:table-cell office:value-type="float" office:value="57665" table:style-name="ce5">
            <text:p>57,665</text:p>
          </table:table-cell>
          <table:table-cell office:value-type="percentage" office:value="1.89E-2" table:style-name="ce6">
            <text:p>1.89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Texas</text:p>
          </table:table-cell>
          <table:table-cell office:value-type="float" office:value="11315056" table:style-name="ce5">
            <text:p>11,315,056</text:p>
          </table:table-cell>
          <table:table-cell office:value-type="float" office:value="5259126" table:style-name="ce5">
            <text:p>5,259,126</text:p>
          </table:table-cell>
          <table:table-cell office:value-type="percentage" office:value="0.46479999999999999" table:style-name="ce6">
            <text:p>46.48%</text:p>
          </table:table-cell>
          <table:table-cell table:style-name="ce4"/>
          <table:table-cell office:value-type="float" office:value="5890347" table:style-name="ce5">
            <text:p>5,890,347</text:p>
          </table:table-cell>
          <table:table-cell office:value-type="percentage" office:value="0.52059999999999995" table:style-name="ce6">
            <text:p>52.06%</text:p>
          </table:table-cell>
          <table:table-cell office:value-type="float" office:value="38" table:style-name="ce4">
            <text:p>38</text:p>
          </table:table-cell>
          <table:table-cell office:value-type="float" office:value="165583" table:style-name="ce5">
            <text:p>165,583</text:p>
          </table:table-cell>
          <table:table-cell office:value-type="percentage" office:value="1.46E-2" table:style-name="ce6">
            <text:p>1.46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Utah</text:p>
          </table:table-cell>
          <table:table-cell office:value-type="float" office:value="1488289" table:style-name="ce5">
            <text:p>1,488,289</text:p>
          </table:table-cell>
          <table:table-cell office:value-type="float" office:value="560282" table:style-name="ce5">
            <text:p>560,282</text:p>
          </table:table-cell>
          <table:table-cell office:value-type="percentage" office:value="0.3765" table:style-name="ce6">
            <text:p>37.65%</text:p>
          </table:table-cell>
          <table:table-cell table:style-name="ce4"/>
          <table:table-cell office:value-type="float" office:value="865140" table:style-name="ce5">
            <text:p>865,140</text:p>
          </table:table-cell>
          <table:table-cell office:value-type="percentage" office:value="0.58130000000000004" table:style-name="ce6">
            <text:p>58.13%</text:p>
          </table:table-cell>
          <table:table-cell office:value-type="float" office:value="6" table:style-name="ce4">
            <text:p>6</text:p>
          </table:table-cell>
          <table:table-cell office:value-type="float" office:value="62867" table:style-name="ce5">
            <text:p>62,867</text:p>
          </table:table-cell>
          <table:table-cell office:value-type="percentage" office:value="4.2200000000000001E-2" table:style-name="ce6">
            <text:p>4.22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Vermont</text:p>
          </table:table-cell>
          <table:table-cell office:value-type="float" office:value="367428" table:style-name="ce5">
            <text:p>367,428</text:p>
          </table:table-cell>
          <table:table-cell office:value-type="float" office:value="242820" table:style-name="ce5">
            <text:p>242,820</text:p>
          </table:table-cell>
          <table:table-cell office:value-type="percentage" office:value="0.66090000000000004" table:style-name="ce6">
            <text:p>66.09%</text:p>
          </table:table-cell>
          <table:table-cell office:value-type="float" office:value="3" table:style-name="ce4">
            <text:p>3</text:p>
          </table:table-cell>
          <table:table-cell office:value-type="float" office:value="112704" table:style-name="ce5">
            <text:p>112,704</text:p>
          </table:table-cell>
          <table:table-cell office:value-type="percentage" office:value="0.30669999999999997" table:style-name="ce6">
            <text:p>30.67%</text:p>
          </table:table-cell>
          <table:table-cell table:style-name="ce4"/>
          <table:table-cell office:value-type="float" office:value="11904" table:style-name="ce5">
            <text:p>11,904</text:p>
          </table:table-cell>
          <table:table-cell office:value-type="percentage" office:value="3.2399999999999998E-2" table:style-name="ce6">
            <text:p>3.24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Virginia</text:p>
          </table:table-cell>
          <table:table-cell office:value-type="float" office:value="4460524" table:style-name="ce5">
            <text:p>4,460,524</text:p>
          </table:table-cell>
          <table:table-cell office:value-type="float" office:value="2413568" table:style-name="ce5">
            <text:p>2,413,568</text:p>
          </table:table-cell>
          <table:table-cell office:value-type="percentage" office:value="0.54110000000000003" table:style-name="ce6">
            <text:p>54.11%</text:p>
          </table:table-cell>
          <table:table-cell office:value-type="float" office:value="13" table:style-name="ce4">
            <text:p>13</text:p>
          </table:table-cell>
          <table:table-cell office:value-type="float" office:value="1962430" table:style-name="ce5">
            <text:p>1,962,430</text:p>
          </table:table-cell>
          <table:table-cell office:value-type="percentage" office:value="0.44" table:style-name="ce6">
            <text:p>44.00%</text:p>
          </table:table-cell>
          <table:table-cell table:style-name="ce4"/>
          <table:table-cell office:value-type="float" office:value="84526" table:style-name="ce5">
            <text:p>84,526</text:p>
          </table:table-cell>
          <table:table-cell office:value-type="percentage" office:value="1.89E-2" table:style-name="ce6">
            <text:p>1.89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Washington</text:p>
          </table:table-cell>
          <table:table-cell office:value-type="float" office:value="4087631" table:style-name="ce5">
            <text:p>4,087,631</text:p>
          </table:table-cell>
          <table:table-cell office:value-type="float" office:value="2369612" table:style-name="ce5">
            <text:p>2,369,612</text:p>
          </table:table-cell>
          <table:table-cell office:value-type="percentage" office:value="0.57969999999999999" table:style-name="ce6">
            <text:p>57.97%</text:p>
          </table:table-cell>
          <table:table-cell office:value-type="float" office:value="12" table:style-name="ce4">
            <text:p>12</text:p>
          </table:table-cell>
          <table:table-cell office:value-type="float" office:value="1584651" table:style-name="ce5">
            <text:p>1,584,651</text:p>
          </table:table-cell>
          <table:table-cell office:value-type="percentage" office:value="0.38769999999999999" table:style-name="ce6">
            <text:p>38.77%</text:p>
          </table:table-cell>
          <table:table-cell table:style-name="ce4"/>
          <table:table-cell office:value-type="float" office:value="133368" table:style-name="ce5">
            <text:p>133,368</text:p>
          </table:table-cell>
          <table:table-cell office:value-type="percentage" office:value="3.2599999999999997E-2" table:style-name="ce6">
            <text:p>3.26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West Virginia</text:p>
          </table:table-cell>
          <table:table-cell office:value-type="float" office:value="794652" table:style-name="ce5">
            <text:p>794,652</text:p>
          </table:table-cell>
          <table:table-cell office:value-type="float" office:value="235984" table:style-name="ce5">
            <text:p>235,984</text:p>
          </table:table-cell>
          <table:table-cell office:value-type="percentage" office:value="0.29699999999999999" table:style-name="ce6">
            <text:p>29.70%</text:p>
          </table:table-cell>
          <table:table-cell table:style-name="ce4"/>
          <table:table-cell office:value-type="float" office:value="545382" table:style-name="ce5">
            <text:p>545,382</text:p>
          </table:table-cell>
          <table:table-cell office:value-type="percentage" office:value="0.68630000000000002" table:style-name="ce6">
            <text:p>68.63%</text:p>
          </table:table-cell>
          <table:table-cell office:value-type="float" office:value="5" table:style-name="ce4">
            <text:p>5</text:p>
          </table:table-cell>
          <table:table-cell office:value-type="float" office:value="13286" table:style-name="ce5">
            <text:p>13,286</text:p>
          </table:table-cell>
          <table:table-cell office:value-type="percentage" office:value="1.67E-2" table:style-name="ce6">
            <text:p>1.67%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4">
            <text:p>Wisconsin</text:p>
          </table:table-cell>
          <table:table-cell office:value-type="float" office:value="3298041" table:style-name="ce5">
            <text:p>3,298,041</text:p>
          </table:table-cell>
          <table:table-cell office:value-type="float" office:value="1630866" table:style-name="ce5">
            <text:p>1,630,866</text:p>
          </table:table-cell>
          <table:table-cell office:value-type="percentage" office:value="0.4945" table:style-name="ce6">
            <text:p>49.45%</text:p>
          </table:table-cell>
          <table:table-cell office:value-type="float" office:value="10" table:style-name="ce4">
            <text:p>10</text:p>
          </table:table-cell>
          <table:table-cell office:value-type="float" office:value="1610184" table:style-name="ce5">
            <text:p>1,610,184</text:p>
          </table:table-cell>
          <table:table-cell office:value-type="percentage" office:value="0.48820000000000002" table:style-name="ce6">
            <text:p>48.82%</text:p>
          </table:table-cell>
          <table:table-cell table:style-name="ce4"/>
          <table:table-cell office:value-type="float" office:value="56991" table:style-name="ce5">
            <text:p>56,991</text:p>
          </table:table-cell>
          <table:table-cell office:value-type="percentage" office:value="1.7299999999999999E-2" table:style-name="ce6">
            <text:p>1.73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4">
            <text:p>Wyoming</text:p>
          </table:table-cell>
          <table:table-cell office:value-type="float" office:value="276765" table:style-name="ce5">
            <text:p>276,765</text:p>
          </table:table-cell>
          <table:table-cell office:value-type="float" office:value="73491" table:style-name="ce5">
            <text:p>73,491</text:p>
          </table:table-cell>
          <table:table-cell office:value-type="percentage" office:value="0.26550000000000001" table:style-name="ce6">
            <text:p>26.55%</text:p>
          </table:table-cell>
          <table:table-cell table:style-name="ce4"/>
          <table:table-cell office:value-type="float" office:value="193559" table:style-name="ce5">
            <text:p>193,559</text:p>
          </table:table-cell>
          <table:table-cell office:value-type="percentage" office:value="0.69940000000000002" table:style-name="ce6">
            <text:p>69.94%</text:p>
          </table:table-cell>
          <table:table-cell office:value-type="float" office:value="3" table:style-name="ce4">
            <text:p>3</text:p>
          </table:table-cell>
          <table:table-cell office:value-type="float" office:value="9715" table:style-name="ce5">
            <text:p>9,715</text:p>
          </table:table-cell>
          <table:table-cell office:value-type="percentage" office:value="3.5099999999999999E-2" table:style-name="ce6">
            <text:p>3.51%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7">
            <text:p>Totals</text:p>
          </table:table-cell>
          <table:table-cell office:value-type="float" office:value="158376434" table:style-name="ce5">
            <text:p>158,376,434</text:p>
          </table:table-cell>
          <table:table-cell office:value-type="float" office:value="81268773" table:style-name="ce5">
            <text:p>81,268,773</text:p>
          </table:table-cell>
          <table:table-cell office:value-type="percentage" office:value="0.5131" table:style-name="ce6">
            <text:p>51.31%</text:p>
          </table:table-cell>
          <table:table-cell office:value-type="float" office:value="306" table:style-name="ce4">
            <text:p>306</text:p>
          </table:table-cell>
          <table:table-cell office:value-type="float" office:value="74216728" table:style-name="ce5">
            <text:p>74,216,728</text:p>
          </table:table-cell>
          <table:table-cell office:value-type="percentage" office:value="0.46860000000000002" table:style-name="ce6">
            <text:p>46.86%</text:p>
          </table:table-cell>
          <table:table-cell office:value-type="float" office:value="232" table:style-name="ce4">
            <text:p>232</text:p>
          </table:table-cell>
          <table:table-cell office:value-type="float" office:value="2890933" table:style-name="ce5">
            <text:p>2,890,933</text:p>
          </table:table-cell>
          <table:table-cell office:value-type="percentage" office:value="1.7899999999999999E-2" table:style-name="ce6">
            <text:p>1.79%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Loukas Stamoulis</meta:initial-creator>
    <dc:creator>Loukas Stamoulis</dc:creator>
    <meta:creation-date>2024-11-14T09:05:30Z</meta:creation-date>
    <dc:date>2024-11-14T09:07:46Z</dc:date>
  </office:meta>
</office:document-meta>
</file>